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Helvetica-Bold" svg:font-family="Helvetica-Bold" style:font-family-generic="system" style:font-pitch="variable"/>
    <style:font-face style:name="Tahoma1" svg:font-family="Tahoma" style:font-family-generic="system" style:font-pitch="variable"/>
  </office:font-face-decls>
  <office:automatic-styles>
    <style:style style:name="Tabelle1" style:family="table" style:master-page-name="MP0">
      <style:table-properties style:width="16.383cm" style:page-number="auto" table:align="center"/>
    </style:style>
    <style:style style:name="Tabelle1.A" style:family="table-column">
      <style:table-column-properties style:column-width="16.383cm"/>
    </style:style>
    <style:style style:name="Tabelle1.1" style:family="table-row">
      <style:table-row-properties style:min-row-height="5.08cm"/>
    </style:style>
    <style:style style:name="Tabelle1.A1" style:family="table-cell">
      <style:table-cell-properties fo:padding-left="0.191cm" fo:padding-right="0.191cm" fo:padding-top="0cm" fo:padding-bottom="0cm" fo:border="none"/>
    </style:style>
    <style:style style:name="Tabelle1.2" style:family="table-row">
      <style:table-row-properties style:min-row-height="2.54cm"/>
    </style:style>
    <style:style style:name="Tabelle1.A2" style:family="table-cell">
      <style:table-cell-properties style:vertical-align="middle" fo:padding-left="0.191cm" fo:padding-right="0.191cm" fo:padding-top="0cm" fo:padding-bottom="0cm" fo:border-left="none" fo:border-right="none" fo:border-top="none" fo:border-bottom="0.5pt solid #dddddd"/>
    </style:style>
    <style:style style:name="Tabelle1.3" style:family="table-row">
      <style:table-row-properties style:min-row-height="1.27cm"/>
    </style:style>
    <style:style style:name="Tabelle1.A3" style:family="table-cell">
      <style:table-cell-properties style:vertical-align="middle" fo:padding-left="0.191cm" fo:padding-right="0.191cm" fo:padding-top="0cm" fo:padding-bottom="0cm" fo:border-left="none" fo:border-right="none" fo:border-top="0.5pt solid #dddddd" fo:border-bottom="none"/>
    </style:style>
    <style:style style:name="Tabelle1.4" style:family="table-row">
      <style:table-row-properties style:min-row-height="0.635cm"/>
    </style:style>
    <style:style style:name="Tabelle1.A4" style:family="table-cell">
      <style:table-cell-properties style:vertical-align="middle" fo:padding-left="0.191cm" fo:padding-right="0.191cm" fo:padding-top="0cm" fo:padding-bottom="0cm" fo:border="none"/>
    </style:style>
    <style:style style:name="Tabelle2" style:family="table">
      <style:table-properties style:width="16.002cm" style:rel-width="100%" fo:margin-left="0cm" table:align="left"/>
    </style:style>
    <style:style style:name="Tabelle2.A" style:family="table-column">
      <style:table-column-properties style:column-width="16.002cm" style:rel-column-width="9288*"/>
    </style:style>
    <style:style style:name="Tabelle2.A1" style:family="table-cell">
      <style:table-cell-properties fo:padding-left="0.191cm" fo:padding-right="0.191cm" fo:padding-top="0cm" fo:padding-bottom="0cm" fo:border="none"/>
    </style:style>
    <style:style style:name="P1" style:family="paragraph" style:parent-style-name="Kein_20_Leerraum">
      <style:paragraph-properties fo:line-height="115%" fo:text-align="center" style:justify-single-word="false"/>
    </style:style>
    <style:style style:name="P2" style:family="paragraph" style:parent-style-name="Kein_20_Leerraum">
      <style:paragraph-properties fo:line-height="115%"/>
      <style:text-properties style:language-asian="en" style:country-asian="US"/>
    </style:style>
    <style:style style:name="P3" style:family="paragraph" style:parent-style-name="Kein_20_Leerraum">
      <style:paragraph-properties fo:line-height="115%" fo:text-align="center" style:justify-single-word="false"/>
      <style:text-properties style:language-asian="en" style:country-asian="US"/>
    </style:style>
    <style:style style:name="P4" style:family="paragraph" style:parent-style-name="Standard">
      <style:paragraph-properties fo:break-before="page"/>
    </style:style>
    <style:style style:name="P5" style:family="paragraph" style:parent-style-name="Verzeichnis_20_1">
      <style:paragraph-properties>
        <style:tab-stops>
          <style:tab-stop style:position="15.984cm" style:type="right" style:leader-style="dotted" style:leader-text="."/>
        </style:tab-stops>
      </style:paragraph-properties>
    </style:style>
    <style:style style:name="P6" style:family="paragraph" style:parent-style-name="Verzeichnis_20_2">
      <style:paragraph-properties>
        <style:tab-stops>
          <style:tab-stop style:position="15.596cm" style:type="right" style:leader-style="dotted" style:leader-text="."/>
        </style:tab-stops>
      </style:paragraph-properties>
    </style:style>
    <style:style style:name="P7" style:family="paragraph" style:parent-style-name="Verzeichnis_20_3">
      <style:paragraph-properties>
        <style:tab-stops>
          <style:tab-stop style:position="15.208cm" style:type="right" style:leader-style="dotted" style:leader-text="."/>
        </style:tab-stops>
      </style:paragraph-properties>
    </style:style>
    <style:style style:name="P8" style:family="paragraph" style:parent-style-name="Indexüberschrift">
      <style:paragraph-properties fo:keep-with-next="always">
        <style:tab-stops>
          <style:tab-stop style:position="15.984cm" style:type="right"/>
        </style:tab-stops>
      </style:paragraph-properties>
    </style:style>
    <style:style style:name="P9" style:family="paragraph" style:parent-style-name="Index_20_1">
      <style:paragraph-properties>
        <style:tab-stops>
          <style:tab-stop style:position="15.596cm" style:type="right"/>
        </style:tab-stops>
      </style:paragraph-properties>
    </style:style>
    <style:style style:name="P10" style:family="paragraph" style:parent-style-name="Index_20_2">
      <style:paragraph-properties>
        <style:tab-stops>
          <style:tab-stop style:position="15.208cm" style:type="right"/>
        </style:tab-stops>
      </style:paragraph-properties>
    </style:style>
    <style:style style:name="P11" style:family="paragraph" style:parent-style-name="Listenabsatz" style:list-style-name="L1">
      <style:paragraph-properties fo:margin-left="0.751cm" fo:margin-right="0cm" fo:text-indent="0cm" style:auto-text-indent="false">
        <style:tab-stops/>
      </style:paragraph-properties>
    </style:style>
    <style:style style:name="P12" style:family="paragraph" style:parent-style-name="Heading_20_2">
      <style:paragraph-properties fo:margin-left="0.132cm" fo:margin-right="0cm" fo:text-indent="0cm" style:auto-text-indent="false">
        <style:tab-stops/>
      </style:paragraph-properties>
    </style:style>
    <style:style style:name="T1" style:family="text">
      <style:text-properties fo:text-transform="uppercase" fo:language="en" fo:country="US" style:font-name-asian="Times New Roman" style:language-asian="en" style:country-asian="US" style:font-name-complex="Helvetica"/>
    </style:style>
    <style:style style:name="T2" style:family="text">
      <style:text-properties style:font-name="Helvetica-Bold" fo:font-size="36pt" style:font-name-asian="Times New Roman" style:font-size-asian="36pt" style:language-asian="en" style:country-asian="US" style:font-name-complex="Times New Roman" style:font-size-complex="40pt"/>
    </style:style>
    <style:style style:name="T3" style:family="text">
      <style:text-properties style:font-name="Helvetica-Bold" fo:font-size="22pt" style:font-name-asian="Times New Roman" style:font-size-asian="22pt" style:language-asian="en" style:country-asian="US" style:font-name-complex="Times New Roman" style:font-size-complex="22pt"/>
    </style:style>
    <style:style style:name="T4" style:family="text">
      <style:text-properties fo:language="en" fo:country="US" fo:font-weight="bold" style:language-asian="en" style:country-asian="US" style:font-weight-asian="bold" style:font-weight-complex="bold"/>
    </style:style>
    <style:style style:name="T5" style:family="text">
      <style:text-properties fo:font-weight="bold" style:language-asian="en" style:country-asian="US" style:font-weight-asian="bold" style:font-weight-complex="bold"/>
    </style:style>
    <style:style style:name="T6" style:family="text">
      <style:text-properties style:use-window-font-color="true"/>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1.136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style-name="Tabelle1.1">
          <table:table-cell table:style-name="Tabelle1.A1" office:value-type="string">
            <text:p text:style-name="P1"><text:span text:style-name="Absatz-Standardschriftart"><text:span text:style-name="T1">Hochschule RheinMAin – University Of Applied Sciences Wiesbaden</text:span></text:span></text:p>
          </table:table-cell>
        </table:table-row>
        <table:table-row table:style-name="Tabelle1.2">
          <table:table-cell table:style-name="Tabelle1.A2" office:value-type="string">
            <text:p text:style-name="P1"><text:span text:style-name="Absatz-Standardschriftart"><text:span text:style-name="T2">Rechnernetze und Netzwerkprogrammierung</text:span></text:span></text:p>
          </table:table-cell>
        </table:table-row>
        <table:table-row table:style-name="Tabelle1.3">
          <table:table-cell table:style-name="Tabelle1.A3" office:value-type="string">
            <text:p text:style-name="P1"><text:span text:style-name="Absatz-Standardschriftart"><text:span text:style-name="T3">Dokumentation Projekt „FloppBox“</text:span></text:span></text:p>
          </table:table-cell>
        </table:table-row>
        <table:table-row table:style-name="Tabelle1.4">
          <table:table-cell table:style-name="Tabelle1.A4" office:value-type="string">
            <text:p text:style-name="P3"/>
          </table:table-cell>
        </table:table-row>
        <table:table-row table:style-name="Tabelle1.4">
          <table:table-cell table:style-name="Tabelle1.A4" office:value-type="string">
            <text:p text:style-name="P1"><text:span text:style-name="Absatz-Standardschriftart"><text:span text:style-name="T4">Wasili Adamow;Marc Radzivill;Coralie Reuter</text:span></text:span></text:p>
          </table:table-cell>
        </table:table-row>
        <table:table-row table:style-name="Tabelle1.4">
          <table:table-cell table:style-name="Tabelle1.A4" office:value-type="string">
            <text:p text:style-name="P1"><text:span text:style-name="Absatz-Standardschriftart"><text:span text:style-name="T5">02.07.2012</text:span></text:span></text:p>
          </table:table-cell>
        </table:table-row>
      </table:table>
      <text:p text:style-name="Standard"/>
      <text:p text:style-name="Standard"/>
      <table:table table:name="Tabelle2" table:style-name="Tabelle2">
        <table:table-column table:style-name="Tabelle2.A"/>
        <table:table-row>
          <table:table-cell table:style-name="Tabelle2.A1" office:value-type="string">
            <text:p text:style-name="P2"/>
          </table:table-cell>
        </table:table-row>
      </table:table>
      <text:p text:style-name="Standard"/>
      <text:p text:style-name="P4"/>
      <text:p text:style-name="Inhaltsverzeichnisüberschrift">Inhaltsverzeichnis</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328943225" office:target-frame-name="_top" xlink:show="replace"><text:span text:style-name="Hyperlink">Einleitung</text:span></text:a><text:a xlink:type="simple" xlink:href="#_Toc328943225" office:target-frame-name="_top" xlink:show="replace"><text:span text:style-name="Hyperlink"><text:span text:style-name="T6"><text:tab/></text:span></text:span></text:a><text:a xlink:type="simple" xlink:href="#_Toc328943225" office:target-frame-name="_top" xlink:show="replace"><text:span text:style-name="Hyperlink"><text:span text:style-name="T6">0</text:span></text:span></text:a></text:p>
          <text:p text:style-name="P5"><text:a xlink:type="simple" xlink:href="#_Toc328943226" office:target-frame-name="_top" xlink:show="replace"><text:span text:style-name="Hyperlink">Module</text:span></text:a><text:a xlink:type="simple" xlink:href="#_Toc328943226" office:target-frame-name="_top" xlink:show="replace"><text:span text:style-name="Hyperlink"><text:span text:style-name="T6"><text:tab/></text:span></text:span></text:a><text:a xlink:type="simple" xlink:href="#_Toc328943226" office:target-frame-name="_top" xlink:show="replace"><text:span text:style-name="Hyperlink"><text:span text:style-name="T6">0</text:span></text:span></text:a></text:p>
          <text:p text:style-name="P6"><text:a xlink:type="simple" xlink:href="#_Toc328943227" office:target-frame-name="_top" xlink:show="replace"><text:span text:style-name="Hyperlink">Applikation – „FloppBox.py“</text:span></text:a><text:a xlink:type="simple" xlink:href="#_Toc328943227" office:target-frame-name="_top" xlink:show="replace"><text:span text:style-name="Hyperlink"><text:span text:style-name="T6"><text:tab/></text:span></text:span></text:a><text:a xlink:type="simple" xlink:href="#_Toc328943227" office:target-frame-name="_top" xlink:show="replace"><text:span text:style-name="Hyperlink"><text:span text:style-name="T6">0</text:span></text:span></text:a></text:p>
          <text:p text:style-name="P6"><text:a xlink:type="simple" xlink:href="#_Toc328943228" office:target-frame-name="_top" xlink:show="replace"><text:span text:style-name="Hyperlink">Synchronisation</text:span></text:a><text:a xlink:type="simple" xlink:href="#_Toc328943228" office:target-frame-name="_top" xlink:show="replace"><text:span text:style-name="Hyperlink"><text:span text:style-name="T6"><text:tab/></text:span></text:span></text:a><text:a xlink:type="simple" xlink:href="#_Toc328943228" office:target-frame-name="_top" xlink:show="replace"><text:span text:style-name="Hyperlink"><text:span text:style-name="T6">0</text:span></text:span></text:a></text:p>
          <text:p text:style-name="P7"><text:a xlink:type="simple" xlink:href="#_Toc328943229" office:target-frame-name="_top" xlink:show="replace"><text:span text:style-name="Hyperlink">Sender – „sync_sender.py“</text:span></text:a><text:a xlink:type="simple" xlink:href="#_Toc328943229" office:target-frame-name="_top" xlink:show="replace"><text:span text:style-name="Hyperlink"><text:span text:style-name="T6"><text:tab/></text:span></text:span></text:a><text:a xlink:type="simple" xlink:href="#_Toc328943229" office:target-frame-name="_top" xlink:show="replace"><text:span text:style-name="Hyperlink"><text:span text:style-name="T6">0</text:span></text:span></text:a></text:p>
          <text:p text:style-name="P7"><text:a xlink:type="simple" xlink:href="#_Toc328943230" office:target-frame-name="_top" xlink:show="replace"><text:span text:style-name="Hyperlink">Empfänger – „sync_receiver.py“</text:span></text:a><text:a xlink:type="simple" xlink:href="#_Toc328943230" office:target-frame-name="_top" xlink:show="replace"><text:span text:style-name="Hyperlink"><text:span text:style-name="T6"><text:tab/></text:span></text:span></text:a><text:a xlink:type="simple" xlink:href="#_Toc328943230" office:target-frame-name="_top" xlink:show="replace"><text:span text:style-name="Hyperlink"><text:span text:style-name="T6">0</text:span></text:span></text:a></text:p>
          <text:p text:style-name="P6"><text:a xlink:type="simple" xlink:href="#_Toc328943231" office:target-frame-name="_top" xlink:show="replace"><text:span text:style-name="Hyperlink">Hilfe – „help.py“</text:span></text:a><text:a xlink:type="simple" xlink:href="#_Toc328943231" office:target-frame-name="_top" xlink:show="replace"><text:span text:style-name="Hyperlink"><text:span text:style-name="T6"><text:tab/></text:span></text:span></text:a><text:a xlink:type="simple" xlink:href="#_Toc328943231" office:target-frame-name="_top" xlink:show="replace"><text:span text:style-name="Hyperlink"><text:span text:style-name="T6">0</text:span></text:span></text:a></text:p>
          <text:p text:style-name="P6"><text:a xlink:type="simple" xlink:href="#_Toc328943232" office:target-frame-name="_top" xlink:show="replace"><text:span text:style-name="Hyperlink">Log – „log.py“</text:span></text:a><text:a xlink:type="simple" xlink:href="#_Toc328943232" office:target-frame-name="_top" xlink:show="replace"><text:span text:style-name="Hyperlink"><text:span text:style-name="T6"><text:tab/></text:span></text:span></text:a><text:a xlink:type="simple" xlink:href="#_Toc328943232" office:target-frame-name="_top" xlink:show="replace"><text:span text:style-name="Hyperlink"><text:span text:style-name="T6">0</text:span></text:span></text:a></text:p>
        </text:index-body>
      </text:table-of-content>
      <text:p text:style-name="Standard"/>
      <text:p text:style-name="P4"/>
      <text:h text:style-name="Heading_20_1" text:outline-level="1"><text:bookmark-start text:name="_Toc328943225"/>Einleitung<text:bookmark-end text:name="_Toc328943225"/></text:h>
      <text:p text:style-name="Standard"/>
      <text:p text:style-name="P4"/>
      <text:h text:style-name="Heading_20_1" text:outline-level="1"><text:bookmark-start text:name="_Toc328943226"/>Module<text:bookmark-end text:name="_Toc328943226"/></text:h>
      <text:h text:style-name="Heading_20_2" text:outline-level="2"><text:bookmark-start text:name="_Toc328943227"/>Applikation – „FloppBox.py“<text:bookmark-end text:name="_Toc328943227"/></text:h>
      <text:p text:style-name="Standard">Mit dem Modul <text:span text:style-name="Code_20_Zchn">FloppBox.py</text:span> wird die Applikation gestartet. Um die Applikation zu starten, muss das Modul mit dem Befehl <text:span text:style-name="Code_20_Zchn">python ./FloppBox.py &lt;OrdnerName&gt;</text:span> aufgerufen werden, wobei der <text:span text:style-name="Code_20_Zchn">&lt;OrdnerName&gt;</text:span> der Name des Ordners ist, welches synchron gehalten werden soll.</text:p>
      <text:p text:style-name="Standard">Neben einer Prüfung, ob der eingegebene Ordnername zu einem existierenden Ordner verweist, wird beim Starten, sofern es der erste Start ist, eine Log-Datei angelegt (siehe <text:s/>Abschnitt Log – „log.py“), in der der Nutzer die Aktivität des Programms nachverfolgen kann. Bei einem wiederholten Start, wird die bereits erstellte Log-Datei weiterverwendet. Im Falle, dass die Log-Datei auf Grund äußerer Einwirkungen entfernt sein sollte, wird auch bei einem wiederholten Start eine neue angelegt. Alte Log-Einträge sind dann aber verloren.</text:p>
      <text:p text:style-name="Standard">Im Anschluss daran, wird der Synchronisationsvorgang gestartet und die das Modul <text:span text:style-name="Code_20_Zchn">selectManager.py</text:span> wird aufgerufen.</text:p>
      <text:h text:style-name="P12" text:outline-level="2"><text:bookmark-start text:name="_Toc328943228"/>Überschrift – „selectManager.py“</text:h>
      <text:p text:style-name="Standard">Beim Status Update Verweis auf sync_receiver</text:p>
      <text:p text:style-name="Standard">Für Dateirequest sende Datei Verweis auf sync_sender (methode sync_file)</text:p>
      <text:h text:style-name="Heading_20_2" text:outline-level="2">Synchronisation<text:bookmark-end text:name="_Toc328943228"/></text:h>
      <text:p text:style-name="Standard">Die Synchronisationsfunktion der Applikation wurde in zwei Teile aufgeteilt. Die Module <text:span text:style-name="Code_20_Zchn">sync_receiver.py</text:span> und <text:span text:style-name="Code_20_Zchn">sync_sender.py</text:span> kümmern sich dabei unabhängig voneinander um das Empfangen, sowie das Senden der zu synchronisierenden Dateien über das lokale Netzwerk.</text:p>
      <text:h text:style-name="Heading_20_3" text:outline-level="3"><text:bookmark-start text:name="_Toc328943229"/><text:bookmark-start text:name="_Toc328943230"/>Empfänger – „sync_receiver.py“<text:bookmark-end text:name="_Toc328943230"/></text:h>
      <text:p text:style-name="Standard">Das Modul <text:span text:style-name="Code_20_Zchn">sync_receiver.py</text:span> kümmert sich seinem Namen entsprechend um das Empfangen von Dateien, die vom System für die Synchronisation ausgewählt wurden. Nachdem eine Verbindung zum Datengeber<text:alphabetical-index-mark text:string-value="Ein Client im Netzwerk, welcher Dateien besitzt, die das aktuell zu synchronisierende System nicht enthält." text:key1="Datengeber"/> aufgebaut wurde, wird zunächst versucht eine Datei mit dem übergebenen Namen zu erstellen. Ist dies geglückt, werden die Daten nun in einer in den Einstellung definierten Blockgröße, die vom Datengeber gesendet werden, in die Datei geschrieben, bis die lokale Datei der gesendeten Datei entspricht. Nachdem der Übertragungsvorgang abgeschlossen wurde, wird sowohl die geschriebene Datei als auch die Verbindung zum Datengeber beendet.</text:p>
      <text:h text:style-name="Heading_20_3" text:outline-level="3">Sender – „sync_sender.py“<text:bookmark-end text:name="_Toc328943229"/></text:h>
      <text:p text:style-name="Standard">Das Modul <text:span text:style-name="Code_20_Zchn">sync_sender.py</text:span> ist das Gegenstück zu <text:span text:style-name="Code_20_Zchn">sync_receiver.py</text:span>. Der Sender, welcher auf dem Datengeber aktiv ist baut zunächst eine Verbindung zum Datennehmer<text:alphabetical-index-mark text:string-value="Ein Client im Netzwerk, welcher Dateien empfängt, die auf einem anderen Client des Netzwerks sind und für die Synch" text:key1="Datennehmer"/> auf. Dabei wird eine in den Einstellungen maximale Anzahl an Versuchen durchgeführt. Wird diese maximale Anzahl an Versuchen überschritten bricht das System ab und der Sendeversuch wird beende. Ist der Verbindungsaufbau dagegen erfolgreich, so wird die zu sendende Datei für die Übertragung geöffnet. Anschließend wird die Datei in die in den Einstellungen definierte Blockgröße geteilt und Paketweise verschickt. Sobald die Größe eines Paketes die definierte Blockgröße unterschreitet weiß das System, dass es sich um das letzte Päckchen handeln muss und beendet den Sendevorgang.</text:p>
      <text:h text:style-name="Heading_20_2" text:outline-level="2"><text:bookmark-start text:name="_Toc328943231"/><text:soft-page-break/>Hilfe – „help.py“<text:bookmark-end text:name="_Toc328943231"/></text:h>
      <text:p text:style-name="Standard">Das Modul <text:span text:style-name="Code_20_Zchn">help.py</text:span> enthält das <text:span text:style-name="Code_20_Zchn">manual</text:span> der Applikation. Hier wird beschrieben, wie das Programm zu verwenden ist. Es wird automatisch aufgerufen sobald das Programm mit einem nicht geeigneten Parameteraufruf gestartet wird.</text:p>
      <text:h text:style-name="Heading_20_2" text:outline-level="2"><text:bookmark-start text:name="_Toc328943232"/>Log – „log.py“<text:bookmark-end text:name="_Toc328943232"/></text:h>
      <text:p text:style-name="Standard">Das Modul <text:span text:style-name="Code_20_Zchn">log.py</text:span> verwaltet die komplette logging-Funktion des Systems. Zu Beginn erstellt das Modul die Log-Datei, sofern noch keine vorhanden ist. Im weiteren Betrieb dagegen sorgt es dafür, dass entsprechend der übergebenen Kommandos und mit Hilfe vorgefertigter Templates entsprechende Log-Einträge geschrieben werden, damit der Benutzer die Arbeit der Applikation nachvollziehen kann. </text:p>
      <text:p text:style-name="Standard">Zu den verschiedenen Log-Einträgen hört zunächst der Standardheader der Log-Datei. In ihm wird der zu synchronisierende Ordner festgehalten. Im Anschluss daran wird für jede Aktion im Programm eine neue Zeile eingefügt, die diese Aktion für den Benutzer kenntlich macht. Dazu gehören folgende Einträge:</text:p>
      <text:list xml:id="list2488666461" text:style-name="L1">
        <text:list-item>
          <text:p text:style-name="P11">Aktualisieren: "Die Datei $name wurde auf $where auf den Stand vom $date aktualisiert.“</text:p>
        </text:list-item>
        <text:list-item>
          <text:p text:style-name="P11">Datei hinzufügen: "Die Datei $name wurde auf $where hinzugefügt."</text:p>
        </text:list-item>
        <text:list-item>
          <text:p text:style-name="P11">Datei löschen: "Die Datei $name wurde auf $where entfernt."</text:p>
        </text:list-item>
        <text:list-item>
          <text:p text:style-name="P11">Ordner hinzufügen: "Der Ordner $name wurde auf $where hinzugefügt."</text:p>
        </text:list-item>
        <text:list-item>
          <text:p text:style-name="P11">Ordner löschen: "Der Ordner $name wurde auf $where entfernt."</text:p>
        </text:list-item>
      </text:list>
      <text:p text:style-name="Standard">Wobei <text:span text:style-name="Code_20_Zchn">$name</text:span> für den Dateinamen, <text:span text:style-name="Code_20_Zchn">$where</text:span> für den Ort der Aktion (lokal, oder auf einem Rechner im Netzwerk) und <text:span text:style-name="Code_20_Zchn">$date</text:span> für das Änderungsdatums der Datei steht.</text:p>
      <text:p text:style-name="Standard">Des Weiteren bietet das Modul die Möglichkeit Fehlermeldungen für Entwickler direkt auf der Konsole anzuzeigen. Dazu muss in den Einstellungen die Variable <text:span text:style-name="Code_20_Zchn">DEBUG</text:span> auf 1 gesetzt werden.</text:p>
      <text:alphabetical-index text:style-name="Sect1" text:name="_IDX51">
        <text:alphabetical-index-source text:alphabetical-separators="true" fo:language="de" fo:country="DE">
          <text:index-title-template text:style-name="Index_20_Heading"/>
          <text:alphabetical-index-entry-template text:outline-level="separator" text:style-name="Indexüberschrift">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8">D</text:p>
          <text:p text:style-name="P9">Datengeber</text:p>
          <text:p text:style-name="P10">Ein Client im Netzwerk, welcher Dateien besitzt, die das aktuell zu synchronisierende System nicht enthält. · </text:p>
          <text:p text:style-name="P9">Datennehmer</text:p>
          <text:p text:style-name="P10">Ein Client im Netzwerk, welcher Dateien empfängt, die auf einem anderen Client des Netzwerks sind und für die Synchronisierung ausgewählt wurden. · </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Helvetica-Bold" svg:font-family="Helvetica-Bold"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a2a2a2" draw:fill-color="#ddddd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Helvetica" fo:font-size="11pt" fo:letter-spacing="normal" fo:language="de" fo:country="DE" fo:font-style="normal" style:text-underline-style="none" fo:font-weight="normal" style:letter-kerning="false" fo:background-color="transparent" style:font-name-asian="Helvetic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cm" style:contextual-spacing="false" fo:keep-together="always" fo:hyphenation-ladder-count="no-limit" fo:padding-left="0cm" fo:padding-right="0cm" fo:padding-top="0cm" fo:padding-bottom="0.035cm" fo:border-left="none" fo:border-right="none" fo:border-top="none" fo:border-bottom="0.51pt solid #bfbfbf" style:shadow="none" fo:keep-with-next="always"/>
      <style:text-properties fo:color="#262626" fo:font-size="14pt" fo:font-weight="bold" style:font-name-asian="Times New Roman" style:font-size-asian="14pt" style:font-weight-asian="bold" style:font-name-complex="Times New Roman" style:font-size-complex="14pt" style:font-weight-complex="bold" fo:hyphenate="false"/>
    </style:style>
    <style:style style:name="Heading_20_2" style:display-name="Heading 2" style:family="paragraph" style:parent-style-name="Standard" style:next-style-name="Standard" style:auto-update="true" style:default-outline-level="2" style:class="text">
      <style:paragraph-properties fo:margin-top="0.353cm" fo:margin-bottom="0cm" style:contextual-spacing="false" fo:keep-together="always" fo:hyphenation-ladder-count="no-limit" fo:padding-left="0cm" fo:padding-right="0cm" fo:padding-top="0cm" fo:padding-bottom="0.035cm" fo:border-left="none" fo:border-right="none" fo:border-top="none" fo:border-bottom="0.51pt dotted #000000" style:shadow="none" fo:keep-with-next="always"/>
      <style:text-properties fo:color="#262626" fo:font-size="13pt" fo:font-weight="bold" style:font-name-asian="Times New Roman" style:font-size-asian="13pt" style:font-weight-asian="bold" style:font-name-complex="Times New Roman"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262626" fo:font-weight="bold" style:font-name-asian="Times New Roman" style:font-weight-asian="bold" style:font-name-complex="Times New Roman" style:font-weight-complex="bold" fo:hyphenate="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style:style>
    <style:style style:name="Verzeichnis_20_2" style:display-name="Verzeichnis 2" style:family="paragraph" style:parent-style-name="Standard" style:next-style-name="Standard" style:auto-update="true">
      <style:paragraph-properties fo:margin="100%"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100%"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Kein_20_Leerraum" style:display-name="Kein Leerraum" style:family="paragraph">
      <style:paragraph-properties fo:margin-top="0cm" fo:margin-bottom="0cm" style:contextual-spacing="false" fo:line-height="100%" fo:hyphenation-ladder-count="no-limit"/>
      <style:text-properties style:font-name="Times New Roman" style:font-name-asian="Times New Roman" style:language-asian="de" style:country-asian="DE" style:font-name-complex="Times New Roman"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Code" style:family="paragraph" style:parent-style-name="Standard" style:auto-update="true">
      <style:paragraph-properties fo:line-height="100%" fo:hyphenation-ladder-count="no-limit"/>
      <style:text-properties style:font-name="Courier New" style:font-name-complex="Courier New" fo:hyphenate="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Endnotentext" style:family="paragraph" style:parent-style-name="Standard">
      <style:paragraph-properties fo:margin-top="0cm" fo:margin-bottom="0cm" style:contextual-spacing="false" fo:line-height="100%" fo:hyphenation-ladder-count="no-limit"/>
      <style:text-properties fo:font-size="10pt" style:font-size-asian="10pt" style:font-size-complex="10pt" fo:hyphenate="false"/>
    </style:style>
    <style:style style:name="Fußnotentext" style:family="paragraph" style:parent-style-name="Standard">
      <style:paragraph-properties fo:margin-top="0cm" fo:margin-bottom="0cm" style:contextual-spacing="false" fo:line-height="100%" fo:hyphenation-ladder-count="no-limit"/>
      <style:text-properties fo:font-size="10pt" style:font-size-asian="10pt"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100%" fo:margin-left="0.388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2" style:display-name="Index 2" style:family="paragraph" style:parent-style-name="Standard" style:next-style-name="Standard" style:auto-update="true" style:class="index">
      <style:paragraph-properties fo:margin="100%" fo:margin-left="0.776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3" style:display-name="Index 3" style:family="paragraph" style:parent-style-name="Standard" style:next-style-name="Standard" style:auto-update="true" style:class="index">
      <style:paragraph-properties fo:margin="100%" fo:margin-left="1.164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4" style:display-name="Index 4" style:family="paragraph" style:parent-style-name="Standard" style:next-style-name="Standard" style:auto-update="true">
      <style:paragraph-properties fo:margin="100%" fo:margin-left="1.552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5" style:display-name="Index 5" style:family="paragraph" style:parent-style-name="Standard" style:next-style-name="Standard" style:auto-update="true">
      <style:paragraph-properties fo:margin="100%" fo:margin-left="1.94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6" style:display-name="Index 6" style:family="paragraph" style:parent-style-name="Standard" style:next-style-name="Standard" style:auto-update="true">
      <style:paragraph-properties fo:margin="100%" fo:margin-left="2.328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7" style:display-name="Index 7" style:family="paragraph" style:parent-style-name="Standard" style:next-style-name="Standard" style:auto-update="true">
      <style:paragraph-properties fo:margin="100%" fo:margin-left="2.716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8" style:display-name="Index 8" style:family="paragraph" style:parent-style-name="Standard" style:next-style-name="Standard" style:auto-update="true">
      <style:paragraph-properties fo:margin="100%" fo:margin-left="3.104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_20_9" style:display-name="Index 9" style:family="paragraph" style:parent-style-name="Standard" style:next-style-name="Standard" style:auto-update="true">
      <style:paragraph-properties fo:margin="100%" fo:margin-left="3.493cm" fo:margin-right="0cm" fo:margin-top="0cm" fo:margin-bottom="0cm" style:contextual-spacing="false" fo:hyphenation-ladder-count="no-limit" fo:text-indent="-0.388cm" style:auto-text-indent="false">
        <style:tab-stops/>
      </style:paragraph-properties>
      <style:text-properties fo:font-size="9pt" style:font-size-asian="9pt" style:font-name-complex="Helvetica" style:font-size-complex="9pt" fo:hyphenate="false"/>
    </style:style>
    <style:style style:name="Indexüberschrift" style:family="paragraph" style:parent-style-name="Standard" style:next-style-name="Index_20_1">
      <style:paragraph-properties fo:margin-top="0.635cm" fo:margin-bottom="0.423cm" style:contextual-spacing="false" fo:hyphenation-ladder-count="no-limit" fo:padding="0cm" fo:border-left="none" fo:border-right="none" fo:border-top="1.5pt solid #000000" fo:border-bottom="none" style:shadow="none"/>
      <style:text-properties fo:font-size="13pt" fo:font-style="italic" fo:font-weight="bold" style:font-size-asian="13pt" style:font-style-asian="italic" style:font-weight-asian="bold" style:font-name-complex="Helvetica" style:font-size-complex="13pt" style:font-style-complex="italic" style:font-weight-complex="bold" fo:hyphenate="false"/>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262626"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262626"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262626" fo:font-weight="bold" style:font-name-asian="Times New Roman" style:font-weight-asian="bold" style:font-name-complex="Times New Roman" style:font-weight-complex="bold"/>
    </style:style>
    <style:style style:name="Hyperlink" style:family="text" style:parent-style-name="Absatz-Standardschriftart">
      <style:text-properties fo:color="#5f5f5f" style:text-underline-style="solid" style:text-underline-width="auto" style:text-underline-color="font-color" style:text-underline-mode="continuous" style:text-overline-mode="continuous" style:text-line-through-mode="continuous"/>
    </style:style>
    <style:style style:name="Kein_20_Leerraum_20_Zchn" style:display-name="Kein Leerraum Zchn" style:family="text" style:parent-style-name="Absatz-Standardschriftart">
      <style:text-properties style:font-name="Times New Roman" style:font-name-asian="Times New Roman" style:language-asian="de" style:country-asian="DE" style:font-name-complex="Times New Roman"/>
    </style:style>
    <style:style style:name="Code_20_Zchn" style:display-name="Code Zchn" style:family="text" style:parent-style-name="Absatz-Standardschriftart">
      <style:text-properties style:font-name="Courier New" style:font-name-complex="Courier New"/>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Endnotentext_20_Zchn" style:display-name="Endnotentext Zchn" style:family="text" style:parent-style-name="Absatz-Standardschriftart">
      <style:text-properties fo:font-size="10pt" style:font-size-asian="10pt" style:font-size-complex="10pt"/>
    </style:style>
    <style:style style:name="Endnote_20_Symbol" style:display-name="Endnote Symbol"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dc:title>Rechnernetze und Netzwerkprogrammierung</dc:title>
    <dc:subject>Dokumentation Projekt „FloppBox“</dc:subject>
    <meta:initial-creator>Wasili Adamow;Marc Radzivill;Coralie Reuter</meta:initial-creator>
    <meta:creation-date>2012-07-01T20:47:00Z</meta:creation-date>
    <dc:date>2014-03-22T13:31:06</dc:date>
    <meta:editing-cycles>26</meta:editing-cycles>
    <meta:editing-duration>P0D</meta:editing-duration>
    <meta:document-statistic meta:table-count="2" meta:image-count="0" meta:object-count="0" meta:page-count="5" meta:paragraph-count="46" meta:word-count="709" meta:character-count="5068" meta:non-whitespace-character-count="4408"/>
    <meta:template xlink:type="simple" xlink:actuate="onRequest" xlink:title="" xlink:href="Normal.dotm"/>
  </office:meta>
</office:document-meta>
</file>